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2.1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/>
    </style:style>
    <style:style style:name="ce2" style:family="table-cell" style:parent-style-name="Default">
      <style:text-properties style:font-name="Liberation Sans" style:font-name-asian="WenQuanYi Micro Hei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ru</text:p>
          </table:table-cell>
          <table:table-cell table:style-name="ce2" office:value-type="string" calcext:value-type="string">
            <text:p>Ad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office:value-type="string" calcext:value-type="string">
            <text:p>пластикові вікна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алопластикові вікна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вх вікна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евро вікна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пластикові двері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еталопластикові двері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пластикові балкони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еталопластикові балкони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пластикові лоджії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еталопластикові лоджії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пластикові перегородки офісні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еталопластикові перегородки офісні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пластикові балконний блок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еталопластикові балконний блок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05T15:32:45.375514344</meta:creation-date>
    <dc:date>2023-07-05T15:51:47.041764771</dc:date>
    <meta:editing-duration>PT8M51S</meta:editing-duration>
    <meta:editing-cycles>2</meta:editing-cycles>
    <meta:generator>LibreOffice/5.1.6.2$Linux_x86 LibreOffice_project/10m0$Build-2</meta:generator>
    <meta:document-statistic meta:table-count="1" meta:cell-count="31" meta:object-count="0"/>
  </office:meta>
</office:document-meta>
</file>